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3223AFC8689A6660F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3.516cm" fo:min-width="4.6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dddddd" draw:textarea-horizontal-align="justify" draw:textarea-vertical-align="middle" draw:auto-grow-height="false" fo:min-height="3.148cm" fo:min-width="4.39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342cm" fo:min-width="3.892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cm" svg:height="4cm" svg:x="6.8cm" svg:y="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1850.89974293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3.5cm" svg:x="7cm" svg:y="3.25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rocessor Wrapp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1850.89974293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6cm" svg:height="1.8cm" svg:x="7.2cm" svg:y="4.753cm">
          <text:p text:style-name="P1"><text:span text:style-name="T1"/></text:p>
          <text:p text:style-name="P1"><text:span text:style-name="T1"/></text:p>
          <text:p text:style-name="P1"><text:span text:style-name="T1">Processor</text:span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894cm" svg:height="2.176cm" svg:x="1.006cm" svg:y="1.112cm">
          <draw:image xlink:href="Pictures/1000020100000578000003223AFC8689A6660F41.png" xlink:type="simple" xlink:show="embed" xlink:actuate="onLoad" loext:mime-type="image/png">
            <text:p text:style-name="P4"><text:span text:style-name="T1"/></text:p>
            <text:p text:style-name="P4"><text:span text:style-name="T1">AMQP Broker</text:span></text:p>
          </draw:image>
        </draw:frame>
        <draw:frame draw:style-name="gr4" draw:text-style-name="P5" draw:layer="layout" svg:width="3.894cm" svg:height="2.176cm" svg:x="1.006cm" svg:y="3.5cm">
          <draw:image xlink:href="Pictures/1000020100000578000003223AFC8689A6660F41.png" xlink:type="simple" xlink:show="embed" xlink:actuate="onLoad" loext:mime-type="image/png">
            <text:p text:style-name="P4"><text:span text:style-name="T1"/></text:p>
            <text:p text:style-name="P4"><text:span text:style-name="T1">S3 Object</text:span><text:span text:style-name="T1"><text:line-break/></text:span><text:span text:style-name="T1">Store</text:span></text:p>
          </draw:image>
        </draw:frame>
        <draw:line draw:style-name="gr5" draw:text-style-name="P6" draw:layer="layout" svg:x1="7cm" svg:y1="3.6cm" svg:x2="4.9cm" svg:y2="2.8cm">
          <text:p/>
        </draw:line>
        <draw:line draw:style-name="gr5" draw:text-style-name="P6" draw:layer="layout" svg:x1="7cm" svg:y1="6.2cm" svg:x2="4.9cm" svg:y2="7.4cm">
          <text:p/>
        </draw:line>
        <draw:frame draw:style-name="gr4" draw:text-style-name="P5" draw:layer="layout" svg:width="3.894cm" svg:height="2.176cm" svg:x="1.006cm" svg:y="5.918cm">
          <draw:image xlink:href="Pictures/1000020100000578000003223AFC8689A6660F41.png" xlink:type="simple" xlink:show="embed" xlink:actuate="onLoad" loext:mime-type="image/png">
            <text:p text:style-name="P4"><text:span text:style-name="T1"/></text:p>
            <text:p text:style-name="P4"><text:span text:style-name="T1">Metadata</text:span><text:span text:style-name="T1"><text:line-break/></text:span><text:span text:style-name="T1">Service</text:span></text:p>
          </draw:image>
        </draw:frame>
        <draw:line draw:style-name="gr5" draw:text-style-name="P6" draw:layer="layout" svg:x1="7cm" svg:y1="5cm" svg:x2="4.9cm" svg:y2="5cm">
          <text:p/>
        </draw:line>
        <draw:frame draw:style-name="gr6" draw:text-style-name="P7" draw:layer="layout" svg:width="2.864cm" svg:height="1.199cm" svg:x="4.7cm" svg:y="1.101cm">
          <draw:text-box>
            <text:p><text:span text:style-name="T1"><text:s text:c="3"/></text:span><text:span text:style-name="T1">Network</text:span></text:p>
            <text:p><text:span text:style-name="T1">Connections</text:span></text:p>
          </draw:text-box>
        </draw:frame>
        <draw:frame draw:style-name="gr7" draw:text-style-name="P7" draw:layer="layout" svg:width="2.864cm" svg:height="0.725cm" svg:x="7.9cm" svg:y="7.175cm">
          <draw:text-box>
            <text:p><text:span text:style-name="T1"><text:s text:c="3"/></text:span><text:span text:style-name="T1">Contain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ser Adams</meta:initial-creator>
    <meta:creation-date>2017-12-29T12:41:13.637165474</meta:creation-date>
    <meta:generator>LibreOffice/6.4.6.2$Linux_X86_64 LibreOffice_project/40$Build-2</meta:generator>
    <dc:date>2021-02-12T13:56:48.810545315</dc:date>
    <meta:editing-duration>PT1H37M32S</meta:editing-duration>
    <meta:editing-cycles>24</meta:editing-cycles>
    <meta:document-statistic meta:object-count="11"/>
  </office:meta>
</office:document-meta>
</file>